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778cm" style:use-optimal-column-width="true"/>
    </style:style>
    <style:style style:name="co2" style:family="table-column">
      <style:table-column-properties fo:break-before="auto" style:column-width="7.5141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F Cutting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F Refilling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Excavation of Cable Trench in Soft Soil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Excavation of Cable Trench in Hard Soil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oft Soil Refilling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Hard Soil Refilling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OFC Wiring</text:p>
          </table:table-cell>
          <table:table-cell table:number-columns-repeated="1638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Cat-06 Wiring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ower Cable Wiring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Track Crossing</text:p>
          </table:table-cell>
          <table:table-cell table:number-columns-repeated="1638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Installation of Camera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Installation of Server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Installation of Work Station</text:p>
          </table:table-cell>
          <table:table-cell table:number-columns-repeated="1638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LED Installation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Installation of Field Switch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Installation of Control Room Switch</text:p>
          </table:table-cell>
          <table:table-cell table:number-columns-repeated="1638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Fiber Splicing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Rack Installation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Pole Foundation &amp; Erection</text:p>
          </table:table-cell>
          <table:table-cell table:number-columns-repeated="1638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Installation of Video Analytic Software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Installation of Video Managment Software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Installation of Face Recognition Software</text:p>
          </table:table-cell>
          <table:table-cell table:number-columns-repeated="1638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Installation of UPS</text:p>
          </table:table-cell>
          <table:table-cell table:number-columns-repeated="1638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Installation of NAS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Installation of LIU/FMS</text:p>
          </table:table-cell>
          <table:table-cell table:number-columns-repeated="1638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Installation off Server Room Rack</text:p>
          </table:table-cell>
          <table:table-cell table:number-columns-repeated="1638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Installation of Earthing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2"/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1</meta:generator>
    <meta:initial-creator>user25</meta:initial-creator>
    <dc:creator>Azad</dc:creator>
    <meta:creation-date>2015-06-05T18:17:20Z</meta:creation-date>
    <dc:date>2022-10-31T07:33:06Z</dc:date>
  </office:meta>
</office:document-meta>
</file>